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394c8"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a74a" officeooo:paragraph-rsid="0025a74a"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07f2" officeooo:paragraph-rsid="002607f2" fo:background-color="transparent" style:font-style-asian="normal" style:font-weight-asian="normal" style:font-style-complex="normal" style:font-weight-complex="normal"/>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dd478"/>
    </style:style>
    <style:style style:name="T80" style:family="text">
      <style:text-properties officeooo:rsid="001e5bb4"/>
    </style:style>
    <style:style style:name="T81" style:family="text">
      <style:text-properties officeooo:rsid="001ff292"/>
    </style:style>
    <style:style style:name="T82" style:family="text">
      <style:text-properties officeooo:rsid="0021a23f"/>
    </style:style>
    <style:style style:name="T83" style:family="text">
      <style:text-properties officeooo:rsid="002394c8"/>
    </style:style>
    <style:style style:name="T84" style:family="text">
      <style:text-properties officeooo:rsid="0025a74a"/>
    </style:style>
    <style:style style:name="T85" style:family="text">
      <style:text-properties officeooo:rsid="002607f2"/>
    </style:style>
    <style:style style:name="T86" style:family="text">
      <style:text-properties officeooo:rsid="002652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3"/>
      <text:h text:style-name="P14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9">Дайсон.</text:span></text:p>
      <text:p text:style-name="P74"><text:span text:style-name="T8">– </text:span><text:span text:style-name="T59">Сколько тебе лет?</text:span></text:p>
      <text:p text:style-name="P74"><text:span text:style-name="T8">– </text:span><text:span text:style-name="T59">Два года с начала запуска кластера.</text:span></text:p>
      <text:p text:style-name="P74"><text:span text:style-name="T8">– </text:span><text:span text:style-name="T59">Какой сейчас год?</text:span></text:p>
      <text:p text:style-name="P74"><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4"><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6738838003786343360"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oft-page-break/><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9"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9"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0"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text:soft-page-break/>26.07.2143 А.С.</text:p>
      <text:p text:style-name="P53"/>
      <text:h text:style-name="Heading_20_2" text:outline-level="2">24. Навсегда. И всегда.</text:h>
      <text:p text:style-name="P125"/>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8">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text:span text:style-name="T79">на приёме</text:span>. Напротив, они были достаточно просты и утилитарны. Но весь их вид, все потёртости <text:span text:style-name="T84">и</text:span> выщербины, весь архаичный дизайн говорил об их древности. Казалось, Луна грабанула <text:span text:style-name="T80">археологический</text:span> музей.</text:p>
      <text:p text:style-name="P53">Предупреждая зарождающуюся панику, аликорница подняла копыто.</text:p>
      <text:p text:style-name="P53">– Не волнуйтесь, Наши маленькие пони! То, что я <text:span text:style-name="T81">над</text:span>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text:soft-page-break/>– Болото значительно выросло с прошлого раза. – пробормотала Луна. – Если так пойдёт и дальше, тут образуется небольшое море. Мы опасаемся, найдём ли мы на месте Наш Дом?</text:p>
      <text:p text:style-name="P53">Я приложил глаз к окуляру подзорной трубы. Края болот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болот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болот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болот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этот раунд. – тихо сказала Луна. – Нам стоило использовать «Конкордию» и в первый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 Рэйнбоу Дэш, твой выход. – обратилась к пегаске Луна. – <text:span text:style-name="T82">И также Наш. И да пребудет с нами удача!</text:span></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и дополнительно обнявшись с Эпплджек, пегаска без слов набрала разгон и прыгнула с края. Луна, <text:span text:style-name="T82">терпеливо ждавшая в одиночестве,</text:span> последовала за ней.</text:p>
      <text:p text:style-name="P53">С замирающим сердцем я следил за двумя точками, что неслись навстречу пландерсидам. Колючие плети потянулись к радужной комете из тысяч мест, образовывая адское подобие волос медузы Горгоны.</text:p>
      <text:p text:style-name="P53">Яркая вспышка возвестила вступление в бой Луны. <text:span text:style-name="T83">Аликорница отстала от пегаски в пикировании и теперь прикрывала её с тыла. </text:span>Бирюзовые лучи исходили из её рога, каждым залпом испепеляя десятки лиан. <text:span text:style-name="T83">Луна</text:span>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145">– Селестия милосердная! – пробормотала Эпплджек <text:span text:style-name="T83">и сдвинула шляпу на глаза</text:span>. – <text:span text:style-name="T83">Они настигли их!</text:span></text:p>
      <text:p text:style-name="P145"><text:span text:style-name="T83">Да, на короткий миг, у самой воды, волна пландерсидов сомкнулась за крохотным отрядом. Я не успел испугаться, когда</text:span> колюч<text:span text:style-name="T83">ую</text:span> <text:span text:style-name="T83">массу</text:span> раскидала невидимая рука. Фронт радужного удара <text:span text:style-name="T83">ширился по болоту, разрывая и перемалывая адскую биомассу в кашу. Из эпицентра расходилась огромная волна, гоня перед собой вал пены вперемешку с остатками лиан.</text:span></text:p>
      <text:p text:style-name="P146">Хлоп!</text:p>
      <text:p text:style-name="P146">На обзорной площадке материализовались Луна с Дэш. <text:span text:style-name="T85">Рог Аликорницы всё ещё светился остаточной аурой магиии телепортации. Через мгновение пегаска оказалась внизу звенящей кучи-малы из одетых в гремящие доспехи пони. Я ждал, пока дружбоизлияние подруг спадёт, чтобы персонально обнять Дэш.</text:span></text:p>
      <text:p text:style-name="P147">Луна, убедившись, что с <text:span text:style-name="T86">пегаской</text:span> всё в порядке, кивнула.</text:p>
      <text:p text:style-name="P147">– Мы удовлетворены операцией. Болото очищено от пландерсидов-мутантов, высадка пройдёт без проблем. Уцелевшие остатки пландерсидов в руинах не представляют для Нас проблемы.</text:p>
      <text:p text:style-name="P147"/>
      <text:p text:style-name="P53"/>
      <text:p text:style-name="P135">&lt;<text:span text:style-name="T24">Луна возвращается хромая, с вмятиной на грудной пластине:</text:span></text:p>
      <text:p text:style-name="P135"><text:span text:style-name="T24">- Мы утратили былую реакцию. Нам стыдно! Оставить — сказала Луна ринувшимся было ей на помощь гвардейцам. - До завершения задачи Мы не обращаем внимания на раны</text:span>.&gt;</text:p>
      <text:p text:style-name="P53"/>
      <text:p text:style-name="P53"><text:soft-page-break/></text:p>
      <text:p text:style-name="P53"/>
      <text:p text:style-name="P53"/>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39"/>
      <text:p text:style-name="P53">Похоже, мы выиграли этот бой</text:p>
      <text:p text:style-name="P39"/>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text:soft-page-break/>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text:soft-page-break/>–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oft-page-break/><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text:soft-page-break/></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1"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text:soft-page-break/>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text:soft-page-break/>–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text:soft-page-break/>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text:soft-page-break/>–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text:soft-page-break/></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text:soft-page-break/></text:p>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soft-page-break/>…</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text:soft-page-break/>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oft-page-break/><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0">– Привет, Сел.</text:p>
      <text:p text:style-name="P142">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text:soft-page-break/>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text:soft-page-break/>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text:soft-page-break/>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9">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text:soft-page-break/>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text:soft-page-break/>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text:soft-page-break/></text:p>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9">.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49">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37"/>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6">Я подозрительно посмотрел на Анакорна.</text:p>
      <text:p text:style-name="P105"><text:span text:style-name="T17">–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soft-page-break/>…</text:p>
      <text:p text:style-name="P105">Факн щит<text:note text:id="ftn15" text:note-class="footnote"><text:note-citation>15</text:note-citation><text:note-body><text:p text:style-name="P138">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text:soft-page-break/>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text:soft-page-break/>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7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text:soft-page-break/>–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3">–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oft-page-break/><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2T20:56:08.521322465</dc:date>
    <meta:editing-duration>P140DT9H35M1S</meta:editing-duration>
    <meta:editing-cycles>8628</meta:editing-cycles>
    <meta:generator>LibreOffice/5.1.6.2$Linux_X86_64 LibreOffice_project/10m0$Build-2</meta:generator>
    <meta:document-statistic meta:table-count="0" meta:image-count="0" meta:object-count="0" meta:page-count="220" meta:paragraph-count="4639" meta:word-count="97979" meta:character-count="648851" meta:non-whitespace-character-count="551059"/>
  </office:meta>
</office:document-meta>
</file>